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T^4</text:p>
          </table:table-cell>
          <table:table-cell office:value-type="string">
            <text:p>u_s</text:p>
          </table:table-cell>
          <table:table-cell office:value-type="string">
            <text:p>u_m</text:p>
          </table:table-cell>
          <table:table-cell office:value-type="string">
            <text:p>u_w</text:p>
          </table:table-cell>
          <table:table-cell office:value-type="string">
            <text:p>u_sp</text:p>
          </table:table-cell>
          <table:table-cell table:number-columns-repeated="5"/>
          <table:table-cell>
            <draw:frame table:end-cell-address="Tabelle1.S20" table:end-x="0.583cm" table:end-y="0.425cm" draw:z-index="0" draw:style-name="gr1" draw:text-style-name="P1" svg:width="16.002cm" svg:height="9.006cm" svg:x="0.388cm" svg:y="0.019cm">
              <draw:object draw:notify-on-update-of-ranges="Tabelle1.B1:Tabelle1.B1 Tabelle1.B2:Tabelle1.B11 Tabelle1.C1:Tabelle1.C1 Tabelle1.C2:Tabelle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formula="of:=50+273" office:value-type="float" office:value="323">
            <text:p>323</text:p>
          </table:table-cell>
          <table:table-cell table:formula="of:=[.A2]^4" office:value-type="float" office:value="10884540241">
            <text:p>10884540241</text:p>
          </table:table-cell>
          <table:table-cell table:style-name="ce1" office:value-type="float" office:value="3.86">
            <text:p>3,86</text:p>
          </table:table-cell>
          <table:table-cell office:value-type="float" office:value="0.41">
            <text:p>0,41</text:p>
          </table:table-cell>
          <table:table-cell table:style-name="ce1" office:value-type="float" office:value="4">
            <text:p>4</text:p>
          </table:table-cell>
          <table:table-cell office:value-type="float" office:value="0.21">
            <text:p>0,21</text:p>
          </table:table-cell>
          <table:table-cell table:number-columns-repeated="6"/>
        </table:table-row>
        <table:table-row table:style-name="ro2">
          <table:table-cell table:formula="of:=[.A2]+5" office:value-type="float" office:value="328">
            <text:p>328</text:p>
          </table:table-cell>
          <table:table-cell table:formula="of:=[.A3]^4" office:value-type="float" office:value="11574317056">
            <text:p>11574317056</text:p>
          </table:table-cell>
          <table:table-cell office:value-type="float" office:value="4.91">
            <text:p>4,91</text:p>
          </table:table-cell>
          <table:table-cell office:value-type="float" office:value="0.56">
            <text:p>0,56</text:p>
          </table:table-cell>
          <table:table-cell office:value-type="float" office:value="4.92">
            <text:p>4,92</text:p>
          </table:table-cell>
          <table:table-cell office:value-type="float" office:value="0.33">
            <text:p>0,33</text:p>
          </table:table-cell>
          <table:table-cell table:number-columns-repeated="6"/>
        </table:table-row>
        <table:table-row table:style-name="ro2">
          <table:table-cell table:formula="of:=[.A3]+5" office:value-type="float" office:value="333">
            <text:p>333</text:p>
          </table:table-cell>
          <table:table-cell table:formula="of:=[.A4]^4" office:value-type="float" office:value="12296370321">
            <text:p>12296370321</text:p>
          </table:table-cell>
          <table:table-cell office:value-type="float" office:value="5.97">
            <text:p>5,97</text:p>
          </table:table-cell>
          <table:table-cell office:value-type="float" office:value="0.65">
            <text:p>0,65</text:p>
          </table:table-cell>
          <table:table-cell office:value-type="float" office:value="6.02">
            <text:p>6,02</text:p>
          </table:table-cell>
          <table:table-cell office:value-type="float" office:value="0.34">
            <text:p>0,34</text:p>
          </table:table-cell>
          <table:table-cell table:number-columns-repeated="6"/>
        </table:table-row>
        <table:table-row table:style-name="ro2">
          <table:table-cell table:formula="of:=[.A4]+5" office:value-type="float" office:value="338">
            <text:p>338</text:p>
          </table:table-cell>
          <table:table-cell table:formula="of:=[.A5]^4" office:value-type="float" office:value="13051691536">
            <text:p>13051691536</text:p>
          </table:table-cell>
          <table:table-cell office:value-type="float" office:value="7">
            <text:p>7</text:p>
          </table:table-cell>
          <table:table-cell office:value-type="float" office:value="0.73">
            <text:p>0,73</text:p>
          </table:table-cell>
          <table:table-cell office:value-type="float" office:value="7">
            <text:p>7</text:p>
          </table:table-cell>
          <table:table-cell office:value-type="float" office:value="0.46">
            <text:p>0,46</text:p>
          </table:table-cell>
          <table:table-cell table:number-columns-repeated="6"/>
        </table:table-row>
        <table:table-row table:style-name="ro2">
          <table:table-cell table:formula="of:=[.A5]+5" office:value-type="float" office:value="343">
            <text:p>343</text:p>
          </table:table-cell>
          <table:table-cell table:formula="of:=[.A6]^4" office:value-type="float" office:value="13841287201">
            <text:p>13841287201</text:p>
          </table:table-cell>
          <table:table-cell office:value-type="float" office:value="8.1">
            <text:p>8,1</text:p>
          </table:table-cell>
          <table:table-cell office:value-type="float" office:value="0.82">
            <text:p>0,82</text:p>
          </table:table-cell>
          <table:table-cell office:value-type="float" office:value="8.1">
            <text:p>8,1</text:p>
          </table:table-cell>
          <table:table-cell office:value-type="float" office:value="0.45">
            <text:p>0,45</text:p>
          </table:table-cell>
          <table:table-cell table:number-columns-repeated="6"/>
        </table:table-row>
        <table:table-row table:style-name="ro2">
          <table:table-cell table:formula="of:=[.A6]+5" office:value-type="float" office:value="348">
            <text:p>348</text:p>
          </table:table-cell>
          <table:table-cell table:formula="of:=[.A7]^4" office:value-type="float" office:value="14666178816">
            <text:p>14666178816</text:p>
          </table:table-cell>
          <table:table-cell office:value-type="float" office:value="9.21">
            <text:p>9,21</text:p>
          </table:table-cell>
          <table:table-cell office:value-type="float" office:value="0.95">
            <text:p>0,95</text:p>
          </table:table-cell>
          <table:table-cell office:value-type="float" office:value="9.25">
            <text:p>9,25</text:p>
          </table:table-cell>
          <table:table-cell office:value-type="float" office:value="0.47">
            <text:p>0,47</text:p>
          </table:table-cell>
          <table:table-cell table:number-columns-repeated="6"/>
        </table:table-row>
        <table:table-row table:style-name="ro2">
          <table:table-cell table:formula="of:=[.A7]+5" office:value-type="float" office:value="353">
            <text:p>353</text:p>
          </table:table-cell>
          <table:table-cell table:formula="of:=[.A8]^4" office:value-type="float" office:value="15527402881">
            <text:p>15527402881</text:p>
          </table:table-cell>
          <table:table-cell office:value-type="float" office:value="10.48">
            <text:p>10,48</text:p>
          </table:table-cell>
          <table:table-cell office:value-type="float" office:value="1.06">
            <text:p>1,06</text:p>
          </table:table-cell>
          <table:table-cell office:value-type="float" office:value="10.52">
            <text:p>10,52</text:p>
          </table:table-cell>
          <table:table-cell office:value-type="float" office:value="0.57">
            <text:p>0,57</text:p>
          </table:table-cell>
          <table:table-cell table:number-columns-repeated="6"/>
        </table:table-row>
        <table:table-row table:style-name="ro2">
          <table:table-cell table:formula="of:=[.A8]+5" office:value-type="float" office:value="358">
            <text:p>358</text:p>
          </table:table-cell>
          <table:table-cell table:formula="of:=[.A9]^4" office:value-type="float" office:value="16426010896">
            <text:p>16426010896</text:p>
          </table:table-cell>
          <table:table-cell office:value-type="float" office:value="12.38">
            <text:p>12,38</text:p>
          </table:table-cell>
          <table:table-cell office:value-type="float" office:value="1.27">
            <text:p>1,27</text:p>
          </table:table-cell>
          <table:table-cell office:value-type="float" office:value="12.49">
            <text:p>12,49</text:p>
          </table:table-cell>
          <table:table-cell office:value-type="float" office:value="0.73">
            <text:p>0,73</text:p>
          </table:table-cell>
          <table:table-cell table:number-columns-repeated="6"/>
        </table:table-row>
        <table:table-row table:style-name="ro2">
          <table:table-cell table:formula="of:=[.A9]+5" office:value-type="float" office:value="363">
            <text:p>363</text:p>
          </table:table-cell>
          <table:table-cell table:formula="of:=[.A10]^4" office:value-type="float" office:value="17363069361">
            <text:p>17363069361</text:p>
          </table:table-cell>
          <table:table-cell table:number-columns-repeated="10"/>
        </table:table-row>
        <table:table-row table:style-name="ro2">
          <table:table-cell table:formula="of:=[.A10]+5" office:value-type="float" office:value="368">
            <text:p>368</text:p>
          </table:table-cell>
          <table:table-cell table:formula="of:=[.A11]^4" office:value-type="float" office:value="18339659776">
            <text:p>18339659776</text:p>
          </table:table-cell>
          <table:table-cell table:number-columns-repeated="10"/>
        </table:table-row>
        <table:table-row table:style-name="ro2" table:number-rows-repeated="6">
          <table:table-cell table:number-columns-repeated="12"/>
        </table:table-row>
        <table:table-row table:style-name="ro2">
          <table:table-cell>
            <draw:frame table:end-cell-address="Tabelle1.I38" table:end-x="0.083cm" table:end-y="0.087cm" draw:z-index="2" draw:style-name="gr1" draw:text-style-name="P1" svg:width="15.974cm" svg:height="9.006cm" svg:x="2.174cm" svg:y="0.114cm">
              <draw:object draw:notify-on-update-of-ranges="Tabelle1.B2:Tabelle1.B11 Tabelle1.F2:Tabelle1.F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  <table:table-cell>
            <draw:frame table:end-cell-address="Tabelle1.S38" table:end-x="1.2cm" table:end-y="0.167cm" draw:z-index="1" draw:style-name="gr1" draw:text-style-name="P1" svg:width="16.002cm" svg:height="9.006cm" svg:x="1.005cm" svg:y="0.194cm">
              <draw:object draw:notify-on-update-of-ranges="Tabelle1.B1:Tabelle1.B1 Tabelle1.B2:Tabelle1.B12 Tabelle1.D1:Tabelle1.D1 Tabelle1.D2:Tabelle1.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 table:number-rows-repeated="19">
          <table:table-cell table:number-columns-repeated="12"/>
        </table:table-row>
        <table:table-row table:style-name="ro2">
          <table:table-cell table:number-columns-repeated="6"/>
          <table:table-cell>
            <draw:frame table:end-cell-address="Tabelle1.N58" table:end-x="1.088cm" table:end-y="0.007cm" draw:z-index="3" draw:style-name="gr1" draw:text-style-name="P1" svg:width="16.002cm" svg:height="9.006cm" svg:x="0.893cm" svg:y="0.034cm">
              <draw:object draw:notify-on-update-of-ranges="Tabelle1.B2:Tabelle1.B11 Tabelle1.E2:Tabelle1.E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.09.2017</text:date>, <text:time>13:25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</meta:initial-creator>
    <meta:creation-date>2017-09-20T10:59:11.28</meta:creation-date>
    <dc:date>2017-09-20T13:25:15.02</dc:date>
    <dc:creator>Praktikum </dc:creator>
    <meta:editing-duration>PT22M35S</meta:editing-duration>
    <meta:editing-cycles>1</meta:editing-cycles>
    <meta:document-statistic meta:table-count="3" meta:cell-count="58" meta:object-count="4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86cm" svg:y="3.929cm" style:legend-expansion="high" chart:style-name="ch2"/>
        <chart:plot-area chart:style-name="ch3" table:cell-range-address="Tabelle1.B1:Tabelle1.C11" chart:data-source-has-labels="row" svg:x="0.77cm" svg:y="0.855cm" svg:width="11.45cm" svg:height="7.552cm">
          <chartooo:coordinate-region svg:x="1.789cm" svg:y="1.067cm" svg:width="9.411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1" chart:label-cell-address="Tabelle1.C1:Tabelle1.C1" chart:class="chart:scatter">
            <chart:domain table:cell-range-address="Tabelle1.B2:Tabelle1.B11"/>
            <chart:regression-curve chart:style-name="ch7">
              <chart:equation svg:x="2.471cm" svg:y="0.245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_s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84540241">
                <text:p>10884540241</text:p>
                <draw:g>
                  <svg:desc>Tabelle1.B2:Tabelle1.B11</svg:desc>
                </draw:g>
              </table:table-cell>
              <table:table-cell office:value-type="float" office:value="3.86">
                <text:p>3.86</text:p>
                <draw:g>
                  <svg:desc>Tabelle1.C2:Tabe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4317056">
                <text:p>1157431705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96370321">
                <text:p>12296370321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51691536">
                <text:p>13051691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41287201">
                <text:p>138412872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66178816">
                <text:p>14666178816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27402881">
                <text:p>15527402881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26010896">
                <text:p>16426010896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63069361">
                <text:p>17363069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39659776">
                <text:p>183396597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093cm" svg:y="3.929cm" style:legend-expansion="high" chart:style-name="ch2"/>
        <chart:plot-area chart:style-name="ch3" table:cell-range-address="Tabelle1.B2:Tabelle1.B11 Tabelle1.E2:Tabelle1.E11" svg:x="0.77cm" svg:y="0.855cm" svg:width="10.683cm" svg:height="7.552cm">
          <chartooo:coordinate-region svg:x="1.789cm" svg:y="1.067cm" svg:width="8.64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:Tabelle1.E11" chart:class="chart:scatter">
            <chart:domain table:cell-range-address="Tabelle1.B2:Tabelle1.B11"/>
            <chart:regression-curve chart:style-name="ch7">
              <chart:equation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84540241">
                <text:p>10884540241</text:p>
                <draw:g>
                  <svg:desc>Tabelle1.B2:Tabelle1.B11</svg:desc>
                </draw:g>
              </table:table-cell>
              <table:table-cell office:value-type="float" office:value="4">
                <text:p>4</text:p>
                <draw:g>
                  <svg:desc>Tabelle1.E2:Tabelle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4317056">
                <text:p>1157431705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96370321">
                <text:p>12296370321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51691536">
                <text:p>13051691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41287201">
                <text:p>138412872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66178816">
                <text:p>14666178816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27402881">
                <text:p>15527402881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26010896">
                <text:p>16426010896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63069361">
                <text:p>17363069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39659776">
                <text:p>183396597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754cm" svg:y="3.929cm" style:legend-expansion="high" chart:style-name="ch2"/>
        <chart:plot-area chart:style-name="ch3" table:cell-range-address="Tabelle1.B1:Tabelle1.B12 Tabelle1.D1:Tabelle1.D12" chart:data-source-has-labels="row" svg:x="0.77cm" svg:y="0.855cm" svg:width="11.344cm" svg:height="7.552cm">
          <chartooo:coordinate-region svg:x="1.789cm" svg:y="1.067cm" svg:width="9.30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12" chart:label-cell-address="Tabelle1.D1:Tabelle1.D1" chart:class="chart:scatter">
            <chart:domain table:cell-range-address="Tabelle1.B2:Tabelle1.B12"/>
            <chart:regression-curve chart:style-name="ch7">
              <chart:equation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_m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84540241">
                <text:p>10884540241</text:p>
                <draw:g>
                  <svg:desc>Tabelle1.B2:Tabelle1.B12</svg:desc>
                </draw:g>
              </table:table-cell>
              <table:table-cell office:value-type="float" office:value="0.41">
                <text:p>0.41</text:p>
                <draw:g>
                  <svg:desc>Tabelle1.D2:Tabelle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4317056">
                <text:p>115743170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96370321">
                <text:p>1229637032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51691536">
                <text:p>1305169153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41287201">
                <text:p>1384128720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66178816">
                <text:p>1466617881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27402881">
                <text:p>155274028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26010896">
                <text:p>164260108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63069361">
                <text:p>17363069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39659776">
                <text:p>1833965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2.091cm" svg:y="3.929cm" style:legend-expansion="high" chart:style-name="ch2"/>
        <chart:plot-area chart:style-name="ch3" table:cell-range-address="Tabelle1.B2:Tabelle1.B11 Tabelle1.F2:Tabelle1.F11" svg:x="0.769cm" svg:y="0.855cm" svg:width="10.684cm" svg:height="7.552cm">
          <chartooo:coordinate-region svg:x="1.788cm" svg:y="1.067cm" svg:width="8.64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2:Tabelle1.F11" chart:class="chart:scatter">
            <chart:domain table:cell-range-address="Tabelle1.B2:Tabelle1.B11"/>
            <chart:regression-curve chart:style-name="ch7">
              <chart:equation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84540241">
                <text:p>10884540241</text:p>
                <draw:g>
                  <svg:desc>Tabelle1.B2:Tabelle1.B11</svg:desc>
                </draw:g>
              </table:table-cell>
              <table:table-cell office:value-type="float" office:value="0.21">
                <text:p>0.21</text:p>
                <draw:g>
                  <svg:desc>Tabelle1.F2:Tabelle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4317056">
                <text:p>1157431705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96370321">
                <text:p>1229637032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51691536">
                <text:p>130516915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41287201">
                <text:p>138412872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66178816">
                <text:p>146661788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27402881">
                <text:p>1552740288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26010896">
                <text:p>164260108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63069361">
                <text:p>17363069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39659776">
                <text:p>183396597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